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text-properties officeooo:rsid="0020f39a" officeooo:paragraph-rsid="0020f39a"/>
    </style:style>
    <style:style style:name="P6" style:family="paragraph" style:parent-style-name="Standard">
      <style:text-properties officeooo:rsid="0020f39a" officeooo:paragraph-rsid="00236d78"/>
    </style:style>
    <style:style style:name="P7" style:family="paragraph" style:parent-style-name="Standard">
      <style:text-properties officeooo:rsid="0022499f" officeooo:paragraph-rsid="0022499f"/>
    </style:style>
    <style:style style:name="P8" style:family="paragraph" style:parent-style-name="Standard">
      <style:text-properties officeooo:rsid="00236d78" officeooo:paragraph-rsid="00236d78"/>
    </style:style>
    <style:style style:name="P9" style:family="paragraph" style:parent-style-name="Standard">
      <style:paragraph-properties fo:margin-left="0.4925in" fo:margin-right="0in" fo:text-indent="0in" style:auto-text-indent="false"/>
      <style:text-properties officeooo:rsid="00236d78" officeooo:paragraph-rsid="00236d78"/>
    </style:style>
    <style:style style:name="P10"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1" style:family="paragraph" style:parent-style-name="Standard">
      <style:paragraph-properties fo:margin-left="0in" fo:margin-right="0in" fo:text-indent="0in" style:auto-text-indent="false"/>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477cb"/>
    </style:style>
    <style:style style:name="P13" style:family="paragraph" style:parent-style-name="Standard">
      <style:paragraph-properties fo:margin-left="0.4925in" fo:margin-right="0in" fo:text-indent="0in" style:auto-text-indent="false"/>
      <style:text-properties officeooo:rsid="00236d78" officeooo:paragraph-rsid="002485cc"/>
    </style:style>
    <style:style style:name="P14"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5" style:family="paragraph" style:parent-style-name="Standard">
      <style:paragraph-properties fo:margin-left="0in" fo:margin-right="0in" fo:text-indent="0in" style:auto-text-indent="false"/>
      <style:text-properties officeooo:rsid="00236d78" officeooo:paragraph-rsid="002485cc"/>
    </style:style>
    <style:style style:name="P16" style:family="paragraph" style:parent-style-name="Standard">
      <style:paragraph-properties fo:margin-left="0.4925in" fo:margin-right="0in" fo:text-indent="0in" style:auto-text-indent="false"/>
      <style:text-properties officeooo:rsid="002485cc" officeooo:paragraph-rsid="002485cc"/>
    </style:style>
    <style:style style:name="P17" style:family="paragraph" style:parent-style-name="Standard">
      <style:paragraph-properties fo:margin-left="0in" fo:margin-right="0in" fo:text-indent="0in" style:auto-text-indent="false"/>
      <style:text-properties officeooo:rsid="002485cc" officeooo:paragraph-rsid="002485cc"/>
    </style:style>
    <style:style style:name="P18" style:family="paragraph" style:parent-style-name="Standard">
      <style:paragraph-properties fo:margin-left="0.4925in" fo:margin-right="0in" fo:text-indent="0in" style:auto-text-indent="false"/>
      <style:text-properties officeooo:rsid="002485cc" officeooo:paragraph-rsid="002bfc24"/>
    </style:style>
    <style:style style:name="P19" style:family="paragraph" style:parent-style-name="Standard">
      <style:paragraph-properties fo:margin-left="0in" fo:margin-right="0in" fo:text-indent="0in" style:auto-text-indent="false"/>
      <style:text-properties officeooo:rsid="002485cc" officeooo:paragraph-rsid="002bfc24"/>
    </style:style>
    <style:style style:name="P20" style:family="paragraph" style:parent-style-name="Text_20_body">
      <style:text-properties officeooo:rsid="0026029c" officeooo:paragraph-rsid="0026029c"/>
    </style:style>
    <style:style style:name="P21"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2" style:family="paragraph" style:parent-style-name="Standard">
      <style:text-properties officeooo:rsid="0026029c" officeooo:paragraph-rsid="0026029c"/>
    </style:style>
    <style:style style:name="P23" style:family="paragraph" style:parent-style-name="Standard">
      <style:paragraph-properties fo:margin-left="0in" fo:margin-right="0in" fo:text-indent="0in" style:auto-text-indent="false"/>
      <style:text-properties officeooo:rsid="0026029c" officeooo:paragraph-rsid="0026029c"/>
    </style:style>
    <style:style style:name="P24"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5"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7"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8"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1"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2"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3"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4"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5"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6" style:family="paragraph" style:parent-style-name="Standard">
      <style:paragraph-properties fo:margin-left="0in" fo:margin-right="0in" fo:text-indent="0in" style:auto-text-indent="false"/>
      <style:text-properties officeooo:rsid="0029a408" officeooo:paragraph-rsid="0029a408"/>
    </style:style>
    <style:style style:name="P37" style:family="paragraph" style:parent-style-name="Standard">
      <style:text-properties officeooo:rsid="002b22e4" officeooo:paragraph-rsid="002b22e4"/>
    </style:style>
    <style:style style:name="P38"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39" style:family="paragraph" style:parent-style-name="Standard">
      <style:paragraph-properties fo:margin-left="0in" fo:margin-right="0in" fo:text-indent="0in" style:auto-text-indent="false"/>
      <style:text-properties style:font-name="Liberation Serif" fo:font-size="12pt" fo:font-style="normal" officeooo:rsid="0020f39a" officeooo:paragraph-rsid="002b22e4" style:font-size-asian="10.5pt" style:font-style-asian="normal" style:font-size-complex="12pt" style:font-style-complex="normal"/>
    </style:style>
    <style:style style:name="P40"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1"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2"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3"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4" style:family="paragraph" style:parent-style-name="Standard">
      <style:paragraph-properties fo:margin-left="0.4925in" fo:margin-right="0in" fo:text-indent="0in" style:auto-text-indent="false"/>
      <style:text-properties officeooo:rsid="002bfc24" officeooo:paragraph-rsid="002bfc24"/>
    </style:style>
    <style:style style:name="P45"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46"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47" style:family="paragraph" style:parent-style-name="Contents_20_3">
      <style:paragraph-properties>
        <style:tab-stops>
          <style:tab-stop style:position="6.5311in" style:type="right" style:leader-style="dotted" style:leader-text="."/>
        </style:tab-stops>
      </style:paragraph-properties>
    </style:style>
    <style:style style:name="P48" style:family="paragraph" style:parent-style-name="Contents_20_4">
      <style:paragraph-properties>
        <style:tab-stops>
          <style:tab-stop style:position="6.3346in" style:type="right" style:leader-style="dotted" style:leader-text="."/>
        </style:tab-stops>
      </style:paragraph-properties>
    </style:style>
    <style:style style:name="P49" style:family="paragraph" style:parent-style-name="Text_20_body">
      <style:text-properties officeooo:rsid="00362b9f" officeooo:paragraph-rsid="00362b9f"/>
    </style:style>
    <style:style style:name="P50" style:family="paragraph" style:parent-style-name="Table_20_Contents">
      <style:paragraph-properties fo:text-align="center" style:justify-single-word="false"/>
      <style:text-properties officeooo:rsid="00388b9d" officeooo:paragraph-rsid="00388b9d"/>
    </style:style>
    <style:style style:name="P51" style:family="paragraph" style:parent-style-name="Text_20_body">
      <style:text-properties officeooo:rsid="00388b9d" officeooo:paragraph-rsid="00388b9d"/>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paragraph-rsid="00388b9d"/>
    </style:style>
    <style:style style:name="P54" style:family="paragraph" style:parent-style-name="Text_20_body">
      <style:text-properties officeooo:rsid="003741da" officeooo:paragraph-rsid="003741da"/>
    </style:style>
    <style:style style:name="P55" style:family="paragraph" style:parent-style-name="Text_20_body">
      <style:text-properties officeooo:rsid="00396a11" officeooo:paragraph-rsid="00396a11"/>
    </style:style>
    <style:style style:name="P56" style:family="paragraph" style:parent-style-name="Text_20_body">
      <style:text-properties officeooo:rsid="003d4341" officeooo:paragraph-rsid="003d4341"/>
    </style:style>
    <style:style style:name="P57" style:family="paragraph" style:parent-style-name="Table_20_Contents">
      <style:paragraph-properties fo:text-align="center" style:justify-single-word="false"/>
      <style:text-properties officeooo:rsid="004035b1" officeooo:paragraph-rsid="004035b1"/>
    </style:style>
    <style:style style:name="P58" style:family="paragraph" style:parent-style-name="Table_20_Contents">
      <style:paragraph-properties fo:text-align="center" style:justify-single-word="false"/>
      <style:text-properties officeooo:rsid="00419b03" officeooo:paragraph-rsid="00419b03"/>
    </style:style>
    <style:style style:name="P59" style:family="paragraph" style:parent-style-name="Contents_20_3">
      <style:paragraph-properties>
        <style:tab-stops>
          <style:tab-stop style:position="6.5311in" style:type="right" style:leader-style="dotted" style:leader-text="."/>
        </style:tab-stops>
      </style:paragraph-properties>
    </style:style>
    <style:style style:name="P60" style:family="paragraph" style:parent-style-name="Contents_20_4">
      <style:paragraph-properties>
        <style:tab-stops>
          <style:tab-stop style:position="6.3346in" style:type="right" style:leader-style="dotted" style:leader-text="."/>
        </style:tab-stops>
      </style:paragraph-properties>
    </style:style>
    <style:style style:name="P61" style:family="paragraph" style:parent-style-name="Heading_20_3">
      <style:text-properties officeooo:rsid="00362b9f" officeooo:paragraph-rsid="00362b9f"/>
    </style:style>
    <style:style style:name="P62" style:family="paragraph" style:parent-style-name="Heading_20_4" style:master-page-name="">
      <loext:graphic-properties draw:fill-gradient-name="gradient" draw:fill-hatch-name="hatch"/>
      <style:paragraph-properties style:page-number="auto" fo:keep-with-next="always"/>
    </style:style>
    <style:style style:name="P63" style:family="paragraph" style:parent-style-name="Standard" style:master-page-name="">
      <loext:graphic-properties draw:fill-gradient-name="gradient" draw:fill-hatch-name="hatch"/>
      <style:paragraph-properties style:page-number="auto"/>
      <style:text-properties fo:font-weight="bold" officeooo:rsid="002485cc" officeooo:paragraph-rsid="002bfc24" style:font-weight-asian="bold" style:font-weight-complex="bold"/>
    </style:style>
    <style:style style:name="P64"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65"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37368"/>
    </style:style>
    <style:style style:name="P66"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67"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6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69"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2485cc" style:font-weight-asian="bold" style:font-weight-complex="bold"/>
    </style:style>
    <style:style style:name="T11" style:family="text">
      <style:text-properties fo:font-weight="bold" officeooo:rsid="00325bd5" style:font-weight-asian="bold" style:font-weight-complex="bold"/>
    </style:style>
    <style:style style:name="T12" style:family="text">
      <style:text-properties fo:font-weight="bold" officeooo:rsid="00362b9f" style:font-weight-asian="bold" style:font-weight-complex="bold"/>
    </style:style>
    <style:style style:name="T13" style:family="text">
      <style:text-properties fo:font-weight="bold" officeooo:rsid="00437368" style:font-weight-asian="bold" style:font-weight-complex="bold"/>
    </style:style>
    <style:style style:name="T14" style:family="text">
      <style:text-properties officeooo:rsid="002477cb"/>
    </style:style>
    <style:style style:name="T15" style:family="text">
      <style:text-properties officeooo:rsid="002485cc"/>
    </style:style>
    <style:style style:name="T16" style:family="text">
      <style:text-properties fo:font-style="normal" style:font-style-asian="normal" style:font-style-complex="normal"/>
    </style:style>
    <style:style style:name="T17" style:family="text">
      <style:text-properties fo:font-style="normal" officeooo:rsid="002485cc" style:font-style-asian="normal" style:font-style-complex="normal"/>
    </style:style>
    <style:style style:name="T18" style:family="text">
      <style:text-properties fo:font-style="normal" officeooo:rsid="0025e4d2" style:font-style-asian="normal" style:font-style-complex="normal"/>
    </style:style>
    <style:style style:name="T19" style:family="text">
      <style:text-properties fo:font-style="normal" fo:font-weight="bold" officeooo:rsid="002485cc"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25e4d2"/>
    </style:style>
    <style:style style:name="T22" style:family="text">
      <style:text-properties style:text-underline-style="solid" style:text-underline-width="auto" style:text-underline-color="font-color"/>
    </style:style>
    <style:style style:name="T23" style:family="text">
      <style:text-properties officeooo:rsid="0027f941"/>
    </style:style>
    <style:style style:name="T24" style:family="text">
      <style:text-properties style:font-name="Liberation Serif" fo:font-style="italic" style:font-style-asian="italic" style:font-style-complex="italic"/>
    </style:style>
    <style:style style:name="T25" style:family="text">
      <style:text-properties style:font-name="Liberation Serif" fo:font-style="italic" officeooo:rsid="0031661c" style:font-style-asian="italic" style:font-style-complex="italic"/>
    </style:style>
    <style:style style:name="T26" style:family="text">
      <style:text-properties style:font-name="Liberation Serif" fo:font-style="italic" officeooo:rsid="003a97cf" style:font-style-asian="italic" style:font-style-complex="italic"/>
    </style:style>
    <style:style style:name="T27" style:family="text">
      <style:text-properties officeooo:rsid="002b22e4"/>
    </style:style>
    <style:style style:name="T28" style:family="text">
      <style:text-properties fo:font-weight="normal" style:font-weight-asian="normal" style:font-weight-complex="normal"/>
    </style:style>
    <style:style style:name="T29" style:family="text">
      <style:text-properties officeooo:rsid="002bfc24"/>
    </style:style>
    <style:style style:name="T30" style:family="text">
      <style:text-properties officeooo:rsid="002c161c"/>
    </style:style>
    <style:style style:name="T31" style:family="text">
      <style:text-properties officeooo:rsid="002fc988"/>
    </style:style>
    <style:style style:name="T32" style:family="text">
      <style:text-properties officeooo:rsid="00325bd5"/>
    </style:style>
    <style:style style:name="T33" style:family="text">
      <style:text-properties officeooo:rsid="00332f8a"/>
    </style:style>
    <style:style style:name="T34" style:family="text">
      <style:text-properties officeooo:rsid="00338651"/>
    </style:style>
    <style:style style:name="T35" style:family="text">
      <style:text-properties officeooo:rsid="0035a42e"/>
    </style:style>
    <style:style style:name="T36" style:family="text">
      <style:text-properties officeooo:rsid="00362b9f"/>
    </style:style>
    <style:style style:name="T37" style:family="text">
      <style:text-properties officeooo:rsid="003741da"/>
    </style:style>
    <style:style style:name="T38" style:family="text">
      <style:text-properties officeooo:rsid="00388b9d"/>
    </style:style>
    <style:style style:name="T39" style:family="text">
      <style:text-properties officeooo:rsid="00396a11"/>
    </style:style>
    <style:style style:name="T40" style:family="text">
      <style:text-properties officeooo:rsid="003bf0da"/>
    </style:style>
    <style:style style:name="T41" style:family="text">
      <style:text-properties officeooo:rsid="003d4341"/>
    </style:style>
    <style:style style:name="T42" style:family="text">
      <style:text-properties officeooo:rsid="003ec764"/>
    </style:style>
    <style:style style:name="T43" style:family="text">
      <style:text-properties officeooo:rsid="004035b1"/>
    </style:style>
    <style:style style:name="T44" style:family="text">
      <style:text-properties officeooo:rsid="00437368"/>
    </style:style>
    <style:style style:name="T45" style:family="text">
      <style:text-properties style:font-name="Liberation Mono" fo:font-style="italic" officeooo:rsid="0026029c" style:font-style-asian="italic" style:font-style-complex="italic"/>
    </style:style>
    <style:style style:name="T46" style:family="text">
      <style:text-properties officeooo:rsid="004504bf"/>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3T15:36:36.298866556">May 23,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112_4257110712" text:style-name="Index_20_Link" text:visited-style-name="Index_20_Link">Introduction<text:tab/>1</text:a></text:p>
          <text:p text:style-name="P59"><text:a xlink:type="simple" xlink:href="#__RefHeading___Toc114_4257110712" text:style-name="Index_20_Link" text:visited-style-name="Index_20_Link">The ROM Image<text:tab/>1</text:a></text:p>
          <text:p text:style-name="P59"><text:a xlink:type="simple" xlink:href="#__RefHeading___Toc116_4257110712" text:style-name="Index_20_Link" text:visited-style-name="Index_20_Link">Using The Monitor<text:tab/>1</text:a></text:p>
          <text:p text:style-name="P59"><text:a xlink:type="simple" xlink:href="#__RefHeading___Toc4199_4257110712" text:style-name="Index_20_Link" text:visited-style-name="Index_20_Link">Testing The FDC<text:tab/>3</text:a></text:p>
          <text:p text:style-name="P59"><text:a xlink:type="simple" xlink:href="#__RefHeading___Toc427_4257110712" text:style-name="Index_20_Link" text:visited-style-name="Index_20_Link">Examples<text:tab/>4</text:a></text:p>
          <text:p text:style-name="P60"><text:a xlink:type="simple" xlink:href="#__RefHeading___Toc429_4257110712" text:style-name="Index_20_Link" text:visited-style-name="Index_20_Link">Getting Help<text:tab/>5</text:a></text:p>
          <text:p text:style-name="P60"><text:a xlink:type="simple" xlink:href="#__RefHeading___Toc431_4257110712" text:style-name="Index_20_Link" text:visited-style-name="Index_20_Link">Executing Code and Breakpoints<text:tab/>5</text:a></text:p>
          <text:p text:style-name="P60"><text:a xlink:type="simple" xlink:href="#__RefHeading___Toc826_4257110712" text:style-name="Index_20_Link" text:visited-style-name="Index_20_Link">Using SysPort on */83 Models<text:tab/>5</text:a></text:p>
          <text:p text:style-name="P60"><text:a xlink:type="simple" xlink:href="#__RefHeading___Toc2796_4257110712" text:style-name="Index_20_Link" text:visited-style-name="Index_20_Link">CRTC 6545 Testing<text:tab/>5</text:a></text:p>
          <text:p text:style-name="P60"><text:a xlink:type="simple" xlink:href="#__RefHeading___Toc2798_4257110712" text:style-name="Index_20_Link" text:visited-style-name="Index_20_Link">Keyboard Testing<text:tab/>6</text:a></text:p>
          <text:p text:style-name="P60"><text:a xlink:type="simple" xlink:href="#__RefHeading___Toc4201_4257110712" text:style-name="Index_20_Link" text:visited-style-name="Index_20_Link">Floppy Testing<text:tab/>6</text:a></text:p>
          <text:p text:style-name="P59"><text:a xlink:type="simple" xlink:href="#__RefHeading___Toc1745_4257110712" text:style-name="Index_20_Link" text:visited-style-name="Index_20_Link">Memory Test ROM<text:tab/>7</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33">EP</text:span>ROM created from th<text:span text:style-name="T21">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37">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6">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21">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1">any configuration</text:span>.</text:p>
      <text:p text:style-name="P5"/>
      <text:p text:style-name="P8">Note that the AT28C16 <text:span text:style-name="T21">EEPROM (FLASH) </text:span>should work in place of the 2716 in Kaypro circuits. The AT28C64 should work in place of the 2764.</text:p>
      <text:p text:style-name="P1"/>
      <text:h text:style-name="Heading_20_3" text:outline-level="3"><text:bookmark-start text:name="__RefHeading___Toc116_4257110712"/>Using The Monitor<text:bookmark-end text:name="__RefHeading___Toc116_4257110712"/></text:h>
      <text:p text:style-name="P22">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23">On */83 models, this </text:span><text:soft-page-break/><text:span text:style-name="T23">heartbeat will be in the form of the first character on the display alternating between ‘A’ and ‘B’ – provided that the video is working. </text:span><text:span text:style-name="T34">The heartbeat ceases after the first command is entered.</text:span></text:p>
      <text:p text:style-name="P22"/>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3">Pressing RETURN at the prompt (empty input line) will just re-prompt.</text:span></text:p>
      <text:p text:style-name="P1"/>
      <text:p text:style-name="P12">Note that while the ROM is enabled by the sysport, <text:span text:style-name="T14">L</text:span>ow memory address<text:span text:style-name="T23">es</text:span> <text:span text:style-name="T14">contain the</text:span> ROM contents <text:span text:style-name="T14">and are not writeable</text:span>. The exact boundary between ROM and RAM depends on the model. Also, the Kaypro II and IV models map the video RAM into <text:span text:style-name="T14">addresses</text:span> 3000-3<text:span text:style-name="T14">BFF.</text:span> <text:span text:style-name="T14">In order to access the RAM at low addresses, a special program must be used to transfer control into high memory and update the sysport to turn off ROM (and video RAM). </text:span><text:span text:style-name="T23">On */83 models, the sysport is implemented in a Z80-PIO which must be initialized before it can be used.</text:span></text:p>
      <text:p text:style-name="P1"/>
      <text:p text:style-name="P7">The command ‘?’ will print a brief list of commands with some help text.</text:p>
      <text:p text:style-name="P7"/>
      <text:p text:style-name="P8">The following commands are implemented:</text:p>
      <text:p text:style-name="P8"/>
      <text:p text:style-name="P10"><text:span text:style-name="T9">D</text:span> <text:span text:style-name="T4">start</text:span> <text:span text:style-name="T4">end</text:span></text:p>
      <text:p text:style-name="P9">Dump memory in hex. Both <text:span text:style-name="T4">start</text:span> and <text:span text:style-name="T4">end</text:span> are required, and are interpreted as hexadecimal. Up to 16 bytes are displayed per line, with ASCII representation following the hexadecimal byte values.</text:p>
      <text:p text:style-name="P8"/>
      <text:p text:style-name="P10"><text:span text:style-name="T9">S</text:span> <text:span text:style-name="T4">start</text:span></text:p>
      <text:p text:style-name="P9">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8"/>
      <text:p text:style-name="P10"><text:span text:style-name="T9">G</text:span> <text:span text:style-name="T4">start</text:span></text:p>
      <text:p text:style-name="P9">Go (jump) to <text:span text:style-name="T4">start</text:span> and begin executing the code there. <text:span text:style-name="T14">If the code executes any RST instruction, control will be returned to the monitor, where the message “*** RST” and the calling address (after the RST instruction) will be printed. </text:span><text:span text:style-name="T15">No registers are saved and the code may not be resumed.</text:span></text:p>
      <text:p text:style-name="P11"/>
      <text:p text:style-name="P14"><text:span text:style-name="T10">F</text:span> <text:span text:style-name="T4">start</text:span> <text:span text:style-name="T4">end </text:span><text:span text:style-name="T5">data</text:span></text:p>
      <text:p text:style-name="P13"><text:span text:style-name="T15">Fill</text:span> memory <text:span text:style-name="T15">with the byte </text:span><text:span text:style-name="T5">data</text:span><text:span text:style-name="T17"> repeated throughout the range</text:span>.</text:p>
      <text:p text:style-name="P15"/>
      <text:p text:style-name="P14"><text:span text:style-name="T10">M</text:span> <text:span text:style-name="T4">start</text:span> <text:span text:style-name="T4">end </text:span><text:span text:style-name="T5">dest</text:span></text:p>
      <text:p text:style-name="P13"><text:span text:style-name="T15">Move a block of</text:span> memory. <text:span text:style-name="T15">If </text:span><text:span text:style-name="T4">start</text:span> <text:span text:style-name="T4">end</text:span><text:span text:style-name="T16"> </text:span><text:span text:style-name="T17">overlaps with </text:span><text:span text:style-name="T5">dest</text:span><text:span text:style-name="T17"> then the results are undefined.</text:span></text:p>
      <text:p text:style-name="P15"/>
      <text:p text:style-name="P14"><text:span text:style-name="T10">I</text:span> <text:span text:style-name="T5">port </text:span><text:span text:style-name="T19">[</text:span> <text:span text:style-name="T5">num </text:span><text:span text:style-name="T19">]</text:span></text:p>
      <text:p text:style-name="P16">Input from <text:span text:style-name="T4">port</text:span> xxx and display the value in hex. If <text:span text:style-name="T4">num</text:span> is given, then the same port is read that number of times, and each value displayed. Both <text:span text:style-name="T4">port </text:span><text:span text:style-name="T20">and</text:span><text:span text:style-name="T3"> </text:span><text:span text:style-name="T4">num</text:span><text:span text:style-name="T16"> are hexadecimal. </text:span><text:span text:style-name="T18">There is no delay between inputs, other than the time it takes to print the value in hex.</text:span></text:p>
      <text:p text:style-name="P15"><text:soft-page-break/></text:p>
      <text:p text:style-name="P14"><text:span text:style-name="T10">O</text:span> <text:span text:style-name="T5">port</text:span> <text:span text:style-name="T5">data </text:span><text:span text:style-name="T19">[</text:span><text:span text:style-name="T4"> ...</text:span><text:span text:style-name="T5"> </text:span><text:span text:style-name="T19">]</text:span></text:p>
      <text:p text:style-name="P13"><text:span text:style-name="T15">Output </text:span><text:span text:style-name="T5">data</text:span> <text:span text:style-name="T15">to </text:span><text:span text:style-name="T5">port</text:span><text:span text:style-name="T17">. If more than one data bytes are given, then those values are successively output to </text:span><text:span text:style-name="T5">port</text:span><text:span text:style-name="T17">. </text:span><text:span text:style-name="T18">There is no delay between outputs, other than the time it takes to parse the next value.</text:span></text:p>
      <text:p text:style-name="P15"/>
      <text:p text:style-name="P4">N<text:span text:style-name="T28"> </text:span><text:span text:style-name="T8">hw</text:span></text:p>
      <text:p text:style-name="P18"><text:span text:style-name="T29">iNitialize a hardware component</text:span>. <text:span text:style-name="T7">hw</text:span><text:span text:style-name="T29"> may be:</text:span></text:p>
      <text:p text:style-name="P44"><text:span text:style-name="T9">KB83</text:span> – Initialize the keyboard SIO channel on a */83 model.</text:p>
      <text:p text:style-name="P44"><text:span text:style-name="T9">KB84</text:span> – Initialize the keyboard SIO channel on a */84 or 10 model.</text:p>
      <text:p text:style-name="P44"><text:span text:style-name="T9">CRTC</text:span> – Initialize the CRT controller chip on a */84 or 10 model.</text:p>
      <text:p text:style-name="P19"/>
      <text:p text:style-name="P4">T<text:span text:style-name="T28"> </text:span><text:span text:style-name="T8">hw</text:span></text:p>
      <text:p text:style-name="P18"><text:span text:style-name="T29">Test a hardware component</text:span>. <text:span text:style-name="T7">hw</text:span><text:span text:style-name="T29"> may be:</text:span></text:p>
      <text:p text:style-name="P45"><text:span text:style-name="T11">KBD</text:span> – Run a simple test for <text:span text:style-name="T32">receiving codes from the keyboard</text:span>. <text:span text:style-name="T32">Waits for keys to be pressed on the keyboard and prints the hexadecimal code that is received.</text:span> <text:span text:style-name="T32">To end the test,</text:span> type any character <text:span text:style-name="T32">on the monitor console</text:span>.</text:p>
      <text:p text:style-name="P46"><text:span text:style-name="T9">CRTC</text:span> – Run a simple test for <text:span text:style-name="T30">CRTC update status</text:span>. <text:span text:style-name="T33">Tries to detect the status change three times, and prints</text:span> “<text:span text:style-name="T30">Update</text:span>” <text:span text:style-name="T33">for each. The</text:span><text:span text:style-name="T32"> test </text:span><text:span text:style-name="T33">may be aborted, if hung</text:span><text:span text:style-name="T32">,</text:span> <text:span text:style-name="T33">by </text:span>typ<text:span text:style-name="T33">ing</text:span> any character <text:span text:style-name="T32">on the monitor console</text:span>.</text:p>
      <text:p text:style-name="P64"><text:span text:style-name="T13">VRT</text:span> – Run a simple test for <text:span text:style-name="T30">CRT </text:span><text:span text:style-name="T44">vertical retrace</text:span><text:span text:style-name="T30"> </text:span><text:span text:style-name="T44">activity</text:span>. <text:span text:style-name="T44">Gathers up to 10 transitions of the VRT bit in the status register, then displays results</text:span>. <text:span text:style-name="T44">Output is similar to that for FLPY, but the 6845 status register is being watched instead. Normal VRT rate seems to be about every 20 milliseconds (50Hz).</text:span></text:p>
      <text:p text:style-name="P65"><text:span text:style-name="T12">FLPY</text:span> – Run a test <text:span text:style-name="T36">of the FDC system.</text:span> <text:span text:style-name="T36">User must first turn on motor and select a drive, and may need to have a floppy diskette in the drive. See </text:span><text:span text:style-name="T12">Testing FDC</text:span><text:span text:style-name="T36"> below.</text:span></text:p>
      <text:p text:style-name="P63">V</text:p>
      <text:p text:style-name="P16">Display the ROM version. This just prints the ROM signon message again, which contains the version.</text:p>
      <text:p text:style-name="P17"/>
      <text:h text:style-name="P61" text:outline-level="3"><text:bookmark-start text:name="__RefHeading___Toc4199_4257110712"/>Testing <text:span text:style-name="T37">The</text:span> FDC<text:bookmark-end text:name="__RefHeading___Toc4199_4257110712"/></text:h>
      <text:p text:style-name="P49">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37">be </text:span>specified to give the WD1793 command to issue (default D0 – Force Interrupt), and the change count limit. Both are entered in hexadecimal. <text:span text:style-name="T37">If the count limit is to be entered, the command must also be entered.</text:span></text:p>
      <text:p text:style-name="P54">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43">Note that the Kaypro 10 uses the drive B select signal as the harddrive controller RESET.</text:span></text:p>
      <text:p text:style-name="P54"><text:soft-page-break/>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4" office:value-type="string">
            <text:p text:style-name="P52">*/<text:span text:style-name="T38">83</text:span></text:p>
            <text:p text:style-name="P58">(PIO 1CH)</text:p>
          </table:table-cell>
          <table:table-cell table:style-name="Table1.A1" office:value-type="string">
            <text:p text:style-name="P50">Drive A select</text:p>
          </table:table-cell>
          <table:table-cell table:style-name="Table1.A1" office:value-type="string">
            <text:p text:style-name="P50">01</text:p>
          </table:table-cell>
          <table:table-cell table:style-name="Table1.D1" office:value-type="string">
            <text:p text:style-name="P53"><text:span text:style-name="T37">0=</text:span>select</text:p>
          </table:table-cell>
        </table:table-row>
        <table:table-row>
          <table:covered-table-cell table:style-name="Table1.A2"/>
          <table:table-cell table:style-name="Table1.A2" office:value-type="string">
            <text:p text:style-name="P50">Drive B select</text:p>
          </table:table-cell>
          <table:table-cell table:style-name="Table1.A2" office:value-type="string">
            <text:p text:style-name="P50">02</text:p>
          </table:table-cell>
          <table:table-cell table:style-name="Table1.D2" office:value-type="string">
            <text:p text:style-name="P52"><text:span text:style-name="T37">0=</text:span>select</text:p>
          </table:table-cell>
        </table:table-row>
        <table:table-row>
          <table:covered-table-cell table:style-name="Table1.A2"/>
          <table:table-cell table:style-name="Table1.A2" office:value-type="string">
            <text:p text:style-name="P50">Side select</text:p>
          </table:table-cell>
          <table:table-cell table:style-name="Table1.A2" office:value-type="string">
            <text:p text:style-name="P50">04</text:p>
          </table:table-cell>
          <table:table-cell table:style-name="Table1.D2" office:value-type="string">
            <text:p text:style-name="P50">0=side-1</text:p>
          </table:table-cell>
        </table:table-row>
        <table:table-row>
          <table:covered-table-cell table:style-name="Table1.A2"/>
          <table:table-cell table:style-name="Table1.A2" office:value-type="string">
            <text:p text:style-name="P50">Motor control</text:p>
          </table:table-cell>
          <table:table-cell table:style-name="Table1.A2" office:value-type="string">
            <text:p text:style-name="P50">40</text:p>
          </table:table-cell>
          <table:table-cell table:style-name="Table1.D2" office:value-type="string">
            <text:p text:style-name="P50">0=ON</text:p>
          </table:table-cell>
        </table:table-row>
        <table:table-row>
          <table:table-cell table:style-name="Table1.A2" table:number-rows-spanned="4" office:value-type="string">
            <text:p text:style-name="P52"><text:span text:style-name="T43">Kaypro</text:span><text:span text:style-name="T38"> 10</text:span></text:p>
            <text:p text:style-name="P58">(port 14H)</text:p>
          </table:table-cell>
          <table:table-cell table:style-name="Table1.A2" office:value-type="string">
            <text:p text:style-name="P50">Drive A select</text:p>
          </table:table-cell>
          <table:table-cell table:style-name="Table1.A2" office:value-type="string">
            <text:p text:style-name="P50">01</text:p>
          </table:table-cell>
          <table:table-cell table:style-name="Table1.D2" office:value-type="string">
            <text:p text:style-name="P53"><text:span text:style-name="T37">0=</text:span>select</text:p>
          </table:table-cell>
        </table:table-row>
        <table:table-row>
          <table:covered-table-cell table:style-name="Table1.A2"/>
          <table:table-cell table:style-name="Table1.A2" office:value-type="string">
            <text:p text:style-name="P57">WD1002 reset</text:p>
          </table:table-cell>
          <table:table-cell table:style-name="Table1.A2" office:value-type="string">
            <text:p text:style-name="P50">02</text:p>
          </table:table-cell>
          <table:table-cell table:style-name="Table1.D2" office:value-type="string">
            <text:p text:style-name="P57">1=reset</text:p>
          </table:table-cell>
        </table:table-row>
        <table:table-row>
          <table:covered-table-cell table:style-name="Table1.A2"/>
          <table:table-cell table:style-name="Table1.A2" office:value-type="string">
            <text:p text:style-name="P50">Side select</text:p>
          </table:table-cell>
          <table:table-cell table:style-name="Table1.A2" office:value-type="string">
            <text:p text:style-name="P50">04</text:p>
          </table:table-cell>
          <table:table-cell table:style-name="Table1.D2" office:value-type="string">
            <text:p text:style-name="P50">0=side-1</text:p>
          </table:table-cell>
        </table:table-row>
        <table:table-row>
          <table:covered-table-cell table:style-name="Table1.A2"/>
          <table:table-cell table:style-name="Table1.A2" office:value-type="string">
            <text:p text:style-name="P50">Motor control</text:p>
          </table:table-cell>
          <table:table-cell table:style-name="Table1.A2" office:value-type="string">
            <text:p text:style-name="P50">10</text:p>
          </table:table-cell>
          <table:table-cell table:style-name="Table1.D2" office:value-type="string">
            <text:p text:style-name="P50">1=ON</text:p>
          </table:table-cell>
        </table:table-row>
        <table:table-row>
          <table:table-cell table:style-name="Table1.A2" table:number-rows-spanned="4" office:value-type="string">
            <text:p text:style-name="P52">*/<text:span text:style-name="T38">84</text:span></text:p>
            <text:p text:style-name="P58">(port 14H)</text:p>
          </table:table-cell>
          <table:table-cell table:style-name="Table1.A2" office:value-type="string">
            <text:p text:style-name="P50">Drive A select</text:p>
          </table:table-cell>
          <table:table-cell table:style-name="Table1.A2" office:value-type="string">
            <text:p text:style-name="P50">01</text:p>
          </table:table-cell>
          <table:table-cell table:style-name="Table1.D2" office:value-type="string">
            <text:p text:style-name="P53"><text:span text:style-name="T37">0=</text:span>select</text:p>
          </table:table-cell>
        </table:table-row>
        <table:table-row>
          <table:covered-table-cell table:style-name="Table1.A2"/>
          <table:table-cell table:style-name="Table1.A2" office:value-type="string">
            <text:p text:style-name="P50">Drive B select</text:p>
          </table:table-cell>
          <table:table-cell table:style-name="Table1.A2" office:value-type="string">
            <text:p text:style-name="P50">02</text:p>
          </table:table-cell>
          <table:table-cell table:style-name="Table1.D2" office:value-type="string">
            <text:p text:style-name="P53"><text:span text:style-name="T37">0=</text:span>select</text:p>
          </table:table-cell>
        </table:table-row>
        <table:table-row>
          <table:covered-table-cell table:style-name="Table1.A2"/>
          <table:table-cell table:style-name="Table1.A2" office:value-type="string">
            <text:p text:style-name="P50">Side select</text:p>
          </table:table-cell>
          <table:table-cell table:style-name="Table1.A2" office:value-type="string">
            <text:p text:style-name="P50">04</text:p>
          </table:table-cell>
          <table:table-cell table:style-name="Table1.D2" office:value-type="string">
            <text:p text:style-name="P50">0=side-1</text:p>
          </table:table-cell>
        </table:table-row>
        <table:table-row>
          <table:covered-table-cell table:style-name="Table1.A2"/>
          <table:table-cell table:style-name="Table1.A2" office:value-type="string">
            <text:p text:style-name="P50">Motor control</text:p>
          </table:table-cell>
          <table:table-cell table:style-name="Table1.A2" office:value-type="string">
            <text:p text:style-name="P50">10</text:p>
          </table:table-cell>
          <table:table-cell table:style-name="Table1.D2" office:value-type="string">
            <text:p text:style-name="P50">1=ON</text:p>
          </table:table-cell>
        </table:table-row>
      </table:table>
      <text:p text:style-name="P54"/>
      <text:p text:style-name="P51">Note that the motor control <text:span text:style-name="T39">bit</text:span> is the major difference, with not only the bit <text:span text:style-name="T39">location </text:span>but also the polarity of the bit needed for “Motor ON”.</text:p>
      <text:p text:style-name="P55">The general practice with SysPort is to read the current value, modify it, then write the new value. In this environment, there should be no hidden changes to the port and so it is reasonable to just know what the right value is without reading the port.</text:p>
      <text:p text:style-name="P55">On a 4MHz Z80 Kaypro, each iteration count represents about 12 microseconds. On a 2.5MHz Z80 Kaypro, one iteration is about 19.2 microseconds.</text:p>
      <text:p text:style-name="P56">The full syntax of the floppy test command is:</text:p>
      <text:p text:style-name="P56"><text:span text:style-name="T9">T FLPY</text:span> [<text:span text:style-name="T4">cmd</text:span> [<text:span text:style-name="T4">limit</text:span>]]</text:p>
      <text:p text:style-name="P56">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42">Also remember that commands which result in DRQ will not work correctly here.</text:span></text:p>
      <text:h text:style-name="Heading_20_3" text:outline-level="3"><text:bookmark-start text:name="__RefHeading___Toc427_4257110712"/>Examples<text:bookmark-end text:name="__RefHeading___Toc427_4257110712"/></text:h>
      <text:p text:style-name="P20">In the examples, characters typed by the user are underlined. <text:span text:style-name="T4">(CR)</text:span> means pressing the RETURN key.</text:p>
      <text:h text:style-name="P62" text:outline-level="4"><text:bookmark-start text:name="__RefHeading___Toc429_4257110712"/><text:soft-page-break/>Getting Help<text:bookmark-end text:name="__RefHeading___Toc429_4257110712"/></text:h>
      <text:p text:style-name="P21">This show<text:span text:style-name="T35">s</text:span> the signon message and how to display the help menu.</text:p>
      <text:p text:style-name="P27">Kaypro Monitor v1.<text:span text:style-name="T41">9</text:span></text:p>
      <text:p text:style-name="P26"/>
      <text:p text:style-name="P26">: <text:span text:style-name="T22">?</text:span><text:span text:style-name="T4">(CR)</text:span></text:p>
      <text:p text:style-name="P26">D &lt;start&gt; &lt;end&gt; - display memory in HEX</text:p>
      <text:p text:style-name="P25">S &lt;start&gt; - set/view memory</text:p>
      <text:p text:style-name="P25"><text:s text:c="4"/>(CR) = skip fwd, '-' = skip bkwd, '.' = done</text:p>
      <text:p text:style-name="P25">G &lt;start&gt; - go to address</text:p>
      <text:p text:style-name="P25">F &lt;start&gt; &lt;end&gt; &lt;data&gt; - fill memory</text:p>
      <text:p text:style-name="P25">M &lt;start&gt; &lt;end&gt; &lt;dest&gt; - Move data</text:p>
      <text:p text:style-name="P25">I &lt;port&gt; [num] - Input from port</text:p>
      <text:p text:style-name="P25">O &lt;port&gt; &lt;value&gt; [...] - Output to port</text:p>
      <text:p text:style-name="P25">N &lt;hw&gt; - iNitialize hardware (KB83, KB84, CRTC)</text:p>
      <text:p text:style-name="P25">T &lt;hw&gt; - Test hardware (KBD, CRTC, <text:span text:style-name="T44">VRT, </text:span><text:span text:style-name="T41">FLPY</text:span>)</text:p>
      <text:p text:style-name="P25">V - Show ROM version</text:p>
      <text:p text:style-name="P25">^C aborts command entry</text:p>
      <text:p text:style-name="P26">: </text:p>
      <text:h text:style-name="Heading_20_4" text:outline-level="4"><text:bookmark-start text:name="__RefHeading___Toc431_4257110712"/>Executing Code and Breakpoints<text:bookmark-end text:name="__RefHeading___Toc431_4257110712"/></text:h>
      <text:p text:style-name="P23">Set a RST 7 instruction into memory and jump to it.</text:p>
      <text:p text:style-name="P23"/>
      <text:p text:style-name="P24">: <text:span text:style-name="T22">S8000</text:span><text:span text:style-name="T4">(CR)</text:span></text:p>
      <text:p text:style-name="P24">8000 00 <text:span text:style-name="T22">FF</text:span></text:p>
      <text:p text:style-name="P24">8001 00 <text:span text:style-name="T22">.</text:span></text:p>
      <text:p text:style-name="P24">: <text:span text:style-name="T22">D8000 800F</text:span><text:span text:style-name="T4">(CR)</text:span></text:p>
      <text:p text:style-name="P24">8000 FF 00 00 00 00 00 00 00 00 00 00 00 00 00 00 00 <text:s text:c="2"/>................</text:p>
      <text:p text:style-name="P24">: <text:span text:style-name="T22">G8000</text:span><text:span text:style-name="T4">(CR)</text:span></text:p>
      <text:p text:style-name="P24">GO 8000 ?<text:span text:style-name="T22">Y</text:span></text:p>
      <text:p text:style-name="P24">*** RST 8001</text:p>
      <text:p text:style-name="P24"/>
      <text:p text:style-name="P24">: </text:p>
      <text:p text:style-name="P23"/>
      <text:h text:style-name="Heading_20_4" text:outline-level="4"><text:bookmark-start text:name="__RefHeading___Toc826_4257110712"/>Using SysPort on */83 Models<text:bookmark-end text:name="__RefHeading___Toc826_4257110712"/></text:h>
      <text:p text:style-name="P36">Initializes the PIO channel A for use as the sysport, then alternately selects drive B and drive A.</text:p>
      <text:p text:style-name="P36"/>
      <text:p text:style-name="P28">: <text:span text:style-name="T22">O 1C 81</text:span><text:span text:style-name="T6">(CR)</text:span><text:tab/><text:span text:style-name="T24">(make certain BANK stays on)</text:span></text:p>
      <text:p text:style-name="P28"/>
      <text:p text:style-name="P28">: <text:span text:style-name="T22">O 1D CF 8</text:span><text:span text:style-name="T6">(CR)</text:span><text:tab/><text:span text:style-name="T24">(init and activate PIO ch A)</text:span></text:p>
      <text:p text:style-name="P28"/>
      <text:p text:style-name="P28">: <text:span text:style-name="T22">O 1C 82</text:span><text:span text:style-name="T6">(CR)</text:span><text:tab/><text:span text:style-name="T24">(turn on drive B LED)</text:span></text:p>
      <text:p text:style-name="P28"/>
      <text:p text:style-name="P28">: <text:span text:style-name="T22">O 1C 81</text:span><text:span text:style-name="T6">(CR)</text:span><text:tab/><text:span text:style-name="T24">(turn on drive A LED)</text:span></text:p>
      <text:p text:style-name="P28"/>
      <text:p text:style-name="P28">: <text:span text:style-name="T22">O 1C 80</text:span><text:span text:style-name="T6">(CR)</text:span><text:tab/><text:span text:style-name="T24">(turn off both LEDs)</text:span></text:p>
      <text:p text:style-name="P38"/>
      <text:h text:style-name="Heading_20_4" text:outline-level="4"><text:bookmark-start text:name="__RefHeading___Toc2796_4257110712"/>CRTC 6545 Testing<text:bookmark-end text:name="__RefHeading___Toc2796_4257110712"/></text:h>
      <text:p text:style-name="P40">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text:soft-page-break/>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0"/>
      <text:p text:style-name="P35">: <text:span text:style-name="T22">N CRTC</text:span><text:span text:style-name="T6">(CR)<text:tab/></text:span><text:span text:style-name="T24">(display should light up)</text:span></text:p>
      <text:p text:style-name="P35">: <text:span text:style-name="T22">T CRTC</text:span><text:span text:style-name="T6">(CR)</text:span></text:p>
      <text:p text:style-name="P35">Wait... Update Update Update</text:p>
      <text:p text:style-name="P35">:</text:p>
      <text:p text:style-name="P38"/>
      <text:p text:style-name="P67">An additional test is to check that vertical retrace is happening, and at about 50Hz. With the CRT initialized:</text:p>
      <text:p text:style-name="P67"/>
      <text:p text:style-name="P68">: <text:span text:style-name="T22">T VRT</text:span><text:span text:style-name="T45">(CR)</text:span></text:p>
      <text:p text:style-name="P68">80 001C</text:p>
      <text:p text:style-name="P68">A0 064B</text:p>
      <text:p text:style-name="P68">80 06AF</text:p>
      <text:p text:style-name="P68">A0 0CDE</text:p>
      <text:p text:style-name="P68">80 0D42</text:p>
      <text:p text:style-name="P68">A0 1371</text:p>
      <text:p text:style-name="P68">80 13D5</text:p>
      <text:p text:style-name="P68">A0 1A03</text:p>
      <text:p text:style-name="P68">80 1A68</text:p>
      <text:p text:style-name="P68">A0 2096</text:p>
      <text:p text:style-name="P68"/>
      <text:p text:style-name="P68">: </text:p>
      <text:p text:style-name="P67"/>
      <text:p text:style-name="P67">The VRT bit mask is 20 (hex), and we see that we get a pulse about every 0693H iterations (<text:span text:style-name="T46">1683 decimal). At 12 uS per iteration, this computes to approximately 20 mS which is 50Hz.</text:span></text:p>
      <text:h text:style-name="Heading_20_4" text:outline-level="4"><text:bookmark-start text:name="__RefHeading___Toc2798_4257110712"/>Keyboard <text:span text:style-name="T31">Testing</text:span><text:bookmark-end text:name="__RefHeading___Toc2798_4257110712"/></text:h>
      <text:p text:style-name="P41">The keyboard uses SIO channel B on the same Z80-SIO chip as this monitor <text:span text:style-name="T33">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1"/>
      <text:p text:style-name="P31">: <text:span text:style-name="T22">N KB84</text:span><text:span text:style-name="T6">(CR)<text:tab/></text:span><text:span text:style-name="T25">(initialize keyboard port on */84 and 10 models)</text:span></text:p>
      <text:p text:style-name="P32">: <text:span text:style-name="T22">T KBD</text:span><text:span text:style-name="T6">(CR)<text:tab/><text:tab/></text:span><text:span text:style-name="T25">(start keyboard test, press keys on keyboard)</text:span></text:p>
      <text:p text:style-name="P32">Wait... 61 73 64 66 77 65 65 72 F3 F4 <text:span text:style-name="T6">(CR)</text:span>Abort</text:p>
      <text:p text:style-name="P32">: <text:span text:style-name="T22">O 05 04</text:span><text:span text:style-name="T6">(CR)</text:span></text:p>
      <text:p text:style-name="P33"><text:tab/><text:tab/><text:tab/><text:span text:style-name="T25">(keyboard beeps)</text:span></text:p>
      <text:p text:style-name="P34">: </text:p>
      <text:p text:style-name="P38"/>
      <text:h text:style-name="Heading_20_4" text:outline-level="4"><text:bookmark-start text:name="__RefHeading___Toc4201_4257110712"/>Floppy Testing<text:bookmark-end text:name="__RefHeading___Toc4201_4257110712"/></text:h>
      <text:p text:style-name="P42">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2"/>
      <text:p text:style-name="P69"><text:soft-page-break/>: <text:span text:style-name="T22">I 14</text:span><text:span text:style-name="T6">(CR)<text:tab/><text:tab/></text:span><text:span text:style-name="T26">(get current value of SysPort)</text:span></text:p>
      <text:p text:style-name="P29">Input 14 = AF</text:p>
      <text:p text:style-name="P29"/>
      <text:p text:style-name="P30">: <text:span text:style-name="T22">O 14 BE</text:span><text:span text:style-name="T6">(CR)</text:span><text:tab/><text:span text:style-name="T26">(select A and motor on)</text:span></text:p>
      <text:p text:style-name="P29"/>
      <text:p text:style-name="P30">: <text:span text:style-name="T22">T FLPY</text:span><text:span text:style-name="T6">(CR)<text:tab/></text:span><text:span text:style-name="T26">(run test and dump changes)</text:span></text:p>
      <text:p text:style-name="P29">04 0000</text:p>
      <text:p text:style-name="P29">06 3901</text:p>
      <text:p text:style-name="P29">04 39E6</text:p>
      <text:p text:style-name="P29">06 7A17</text:p>
      <text:p text:style-name="P29">04 7AFC</text:p>
      <text:p text:style-name="P29">06 BB2C</text:p>
      <text:p text:style-name="P29">04 BC11</text:p>
      <text:p text:style-name="P29">06 FC41</text:p>
      <text:p text:style-name="P29">04 FD26</text:p>
      <text:p text:style-name="P29"/>
      <text:p text:style-name="P30">: <text:span text:style-name="T22">O 14 AF</text:span><text:span text:style-name="T6">(CR)</text:span><text:tab/><text:span text:style-name="T26">(motor and select off)</text:span></text:p>
      <text:p text:style-name="P29"/>
      <text:p text:style-name="P29">: </text:p>
      <text:p text:style-name="P43"/>
      <text:p text:style-name="P43">In this example, you can see that the TRK00 bit is on and the INDEX bit is cycling (indicating that the drive is spinning <text:span text:style-name="T40">the </text:span>floppy <text:span text:style-name="T40">and sending index pulses to the WD1793</text:span>). Also, a crude calculation of the motor speed can be made. Subtracting the first two adjacent “06” statuses gives 4116H or 16662 iterations. At 12 uS per iteration this computes to 199.944 milliseconds, where the perfect result wold be 200 mS to match the 5 RPM speed of the standard floppy motor.</text:p>
      <text:p text:style-name="P43"/>
      <text:p text:style-name="P43">More sophisticated tests may be done by setting up WD1793 registers and using a more complex FDC command. Note that performing actual <text:span text:style-name="T42">disk</text:span> I/O is not practical with this interface, but SEEK with verify commands will read sector headers to verify the track, and so do a modicum of I/O internally.</text:p>
      <text:h text:style-name="Heading_20_3" text:outline-level="3"><text:bookmark-start text:name="__RefHeading___Toc1745_4257110712"/>Memory Test ROM<text:bookmark-end text:name="__RefHeading___Toc1745_4257110712"/></text:h>
      <text:p text:style-name="P39">The <text:span text:style-name="T27">memory test</text:span> binary image may be downloaded here: <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27">memtest</text:span></text:a><text:a xlink:type="simple" xlink:href="http://sebhc.durgadas.com/kaypro/memtest.bin" text:style-name="Internet_20_link" text:visited-style-name="Visited_20_Internet_20_Link">.bin</text:a>. <text:span text:style-name="T27">This image does not depend on RAM to run (uses no stack or RAM variables) nor does it use the serial port.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3T15:36:36.085151416</dc:date>
    <meta:editing-duration>PT1H24M7S</meta:editing-duration>
    <meta:editing-cycles>15</meta:editing-cycles>
    <meta:generator>LibreOffice/7.3.7.2$Linux_X86_64 LibreOffice_project/30$Build-2</meta:generator>
    <meta:document-statistic meta:table-count="1" meta:image-count="0" meta:object-count="0" meta:page-count="7" meta:paragraph-count="192" meta:word-count="2596" meta:character-count="14234" meta:non-whitespace-character-count="11803"/>
  </office:meta>
</office:document-meta>
</file>